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10000000000006000000036063DED21E.bmp"/>
  <manifest:file-entry manifest:media-type="image/jpeg" manifest:full-path="Pictures/1000000000000422000002538B78558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fo:font-family="'Segoe UI'" style:font-family-generic="swiss" style:font-pitch="variable" fo:font-size="28pt" fo:text-shadow="none" style:font-size-asian="28pt" style:font-size-complex="28pt"/>
    </style:style>
    <style:style style:name="P3" style:family="paragraph">
      <style:paragraph-properties fo:margin-left="2.062cm" fo:margin-right="0cm" fo:text-align="center" fo:text-indent="-2.062cm"/>
    </style:style>
    <style:style style:name="P4" style:family="paragraph">
      <style:paragraph-properties fo:margin-left="2.062cm" fo:margin-right="0cm" fo:text-align="center" fo:text-indent="-2.062cm"/>
      <style:text-properties fo:color="#000000" fo:font-family="'Segoe UI'" style:font-family-generic="swiss" style:font-pitch="variable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2.062cm" fo:margin-right="0cm" fo:text-align="center" fo:text-indent="-2.062cm"/>
      <style:text-properties fo:color="#ffffff" fo:font-family="'Segoe UI'" style:font-family-generic="swiss" style:font-pitch="variable" fo:font-size="32pt" fo:text-shadow="1pt 1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paragraph-properties fo:margin-left="0.318cm" fo:margin-right="0cm" fo:text-indent="0cm"/>
    </style:style>
    <style:style style:name="T1" style:family="text">
      <style:text-properties fo:color="#000000" fo:font-family="'Segoe UI Semibold'" style:font-family-generic="swiss" style:font-pitch="variable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fo:font-family="'Segoe UI'" style:font-family-generic="swiss" style:font-pitch="variable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fo:font-family="'Segoe UI'" style:font-family-generic="swiss" style:font-pitch="variable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fo:font-family="'Segoe UI'" style:font-family-generic="swiss" style:font-pitch="variable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text-outline="false" style:text-line-through-style="none" fo:font-family="'Segoe UI'" style:font-family-generic="swiss" style:font-pitch="variable" fo:font-size="36pt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font-style-asian="normal" style:font-weight-asian="norm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'Segoe UI'" style:font-family-generic="swiss" style:font-pitch="variable" fo:font-size="36pt" fo:font-style="normal" fo:text-shadow="none" style:text-underline-style="none" fo:font-weight="bold" style:letter-kerning="true" style:font-family-asian="'Microsoft YaHei'" style:font-family-generic-asian="system" style:font-pitch-asian="variable" style:font-size-asian="36pt" style:font-style-asian="normal" style:font-weight-asian="bold" style:font-family-complex="Ari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fo:font-family="'Segoe UI'" style:font-family-generic="swiss" style:font-pitch="variable" fo:font-size="32pt" fo:font-style="normal" fo:text-shadow="1pt 1pt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family="'Segoe UI Semibold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204cm" svg:x="1.778cm" svg:y="0.508cm">
          <draw:text-box>
            <text:p text:style-name="P1"><text:span text:style-name="T1">HYMN #548</text:span></text:p>
            <text:p text:style-name="P1"><text:span text:style-name="T2">“</text:span><text:span text:style-name="T2">Thanks to Thee, O Christ, Victoriou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4" draw:layer="layout" svg:width="24.638cm" svg:height="7.011cm" svg:x="1.778cm" svg:y="0.508cm">
          <draw:text-box>
            <text:p text:style-name="P3"><text:span text:style-name="T3">1. </text:span><text:span text:style-name="T4">Thanks to Thee, O Christ, victorious! Thanks to Thee, O Lord of Life! Death hath now no power o’er us, Thou hast conquered in the strif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4" draw:layer="layout" svg:width="24.638cm" svg:height="7.011cm" svg:x="1.778cm" svg:y="0.508cm">
          <draw:text-box>
            <text:p text:style-name="P3"><text:span text:style-name="T4">Thanks because Thou didst arise </text:span></text:p>
            <text:p text:style-name="P3"><text:span text:style-name="T4">And hast opened paradise! </text:span></text:p>
            <text:p text:style-name="P3"><text:span text:style-name="T4">None can fully sing the glory </text:span></text:p>
            <text:p text:style-name="P3"><text:span text:style-name="T4">Of the resurrection sto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5" draw:layer="layout" svg:width="24.638cm" svg:height="7.011cm" svg:x="1.778cm" svg:y="0.508cm">
          <draw:text-box>
            <text:p text:style-name="P3"><text:span text:style-name="T5">2. </text:span><text:span text:style-name="T6">Thou hast died for my transgression, All my sins on Thee were laid; </text:span></text:p>
            <text:p text:style-name="P3"><text:span text:style-name="T6">Thou hast won for me salvation, </text:span></text:p>
            <text:p text:style-name="P3"><text:span text:style-name="T6">On the cross my debt was paid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4" draw:text-style-name="P4" draw:layer="layout" svg:width="24.638cm" svg:height="7.011cm" svg:x="1.778cm" svg:y="0.508cm">
          <draw:text-box>
            <text:p text:style-name="P3"><text:span text:style-name="T4">From the grave I shall arise </text:span></text:p>
            <text:p text:style-name="P3"><text:span text:style-name="T4">And shall meet Thee in the skies. </text:span></text:p>
            <text:p text:style-name="P3"><text:span text:style-name="T4">Death itself is transitory; </text:span></text:p>
            <text:p text:style-name="P3"><text:span text:style-name="T4">I shall lift my head in glo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4" draw:layer="layout" svg:width="24.638cm" svg:height="7.011cm" svg:x="1.778cm" svg:y="0.508cm">
          <draw:text-box>
            <text:p text:style-name="P3"><text:span text:style-name="T5">3. </text:span><text:span text:style-name="T6">For the joy Thine advent gave me, </text:span></text:p>
            <text:p text:style-name="P3"><text:span text:style-name="T6">For Thy holy, precious Word; </text:span></text:p>
            <text:p text:style-name="P3"><text:span text:style-name="T6">For Thy Baptism, which doth save me, For Thy blest Communion board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4" draw:text-style-name="P4" draw:layer="layout" svg:width="24.638cm" svg:height="13.381cm" svg:x="1.778cm" svg:y="0.508cm">
          <draw:text-box>
            <text:p text:style-name="P3"><text:span text:style-name="T4">For Thy death, the bitter scorn, </text:span></text:p>
            <text:p text:style-name="P3"><text:span text:style-name="T4">For Thy resurrection morn, </text:span></text:p>
            <text:p text:style-name="P3"><text:span text:style-name="T4">Lord, I thank Thee and extol Thee, </text:span></text:p>
            <text:p text:style-name="P3"><text:span text:style-name="T4">And in heav’n I shall behold Thee.</text:span></text:p>
            <text:p text:style-name="P3"><text:span text:style-name="T4"/></text:p>
            <text:p text:style-name="P7"><text:span text:style-name="T8">© 1987 and 1997 </text:span></text:p>
            <text:p text:style-name="P7"><text:span text:style-name="T8">MorningStar Music Publishers.</text:span></text:p>
            <text:p text:style-name="P7"><text:span text:style-name="T8">Used by permission: </text:span></text:p>
            <text:p text:style-name="P7"><text:span text:style-name="T8">LSB Hymn License </text:span></text:p>
            <text:p text:style-name="P7"><text:span text:style-name="T8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e_20_1" draw:display-name="Bitmape 1" xlink:href="Pictures/10000000000006000000036063DED21E.bmp" xlink:type="simple" xlink:show="embed" xlink:actuate="onLoad"/>
    <draw:fill-image draw:name="Bitmape_20_10" draw:display-name="Bitmape 10" xlink:href="Pictures/1000000000000422000002538B78558C.jpg" xlink:type="simple" xlink:show="embed" xlink:actuate="onLoad"/>
    <draw:fill-image draw:name="Bitmape_20_11" draw:display-name="Bitmape 11" xlink:href="Pictures/1000000000000422000002538B78558C.jpg" xlink:type="simple" xlink:show="embed" xlink:actuate="onLoad"/>
    <draw:fill-image draw:name="Bitmape_20_2" draw:display-name="Bitmape 2" xlink:href="Pictures/1000000000000422000002538B78558C.jpg" xlink:type="simple" xlink:show="embed" xlink:actuate="onLoad"/>
    <draw:fill-image draw:name="Bitmape_20_3" draw:display-name="Bitmape 3" xlink:href="Pictures/1000000000000422000002538B78558C.jpg" xlink:type="simple" xlink:show="embed" xlink:actuate="onLoad"/>
    <draw:fill-image draw:name="Bitmape_20_4" draw:display-name="Bitmape 4" xlink:href="Pictures/1000000000000422000002538B78558C.jpg" xlink:type="simple" xlink:show="embed" xlink:actuate="onLoad"/>
    <draw:fill-image draw:name="Bitmape_20_5" draw:display-name="Bitmape 5" xlink:href="Pictures/1000000000000422000002538B78558C.jpg" xlink:type="simple" xlink:show="embed" xlink:actuate="onLoad"/>
    <draw:fill-image draw:name="Bitmape_20_6" draw:display-name="Bitmape 6" xlink:href="Pictures/1000000000000422000002538B78558C.jpg" xlink:type="simple" xlink:show="embed" xlink:actuate="onLoad"/>
    <draw:fill-image draw:name="Bitmape_20_7" draw:display-name="Bitmape 7" xlink:href="Pictures/1000000000000422000002538B78558C.jpg" xlink:type="simple" xlink:show="embed" xlink:actuate="onLoad"/>
    <draw:fill-image draw:name="Bitmape_20_8" draw:display-name="Bitmape 8" xlink:href="Pictures/1000000000000422000002538B78558C.jpg" xlink:type="simple" xlink:show="embed" xlink:actuate="onLoad"/>
    <draw:fill-image draw:name="Bitmape_20_9" draw:display-name="Bitmape 9" xlink:href="Pictures/1000000000000422000002538B78558C.jpg" xlink:type="simple" xlink:show="embed" xlink:actuate="onLoad"/>
    <draw:fill-image draw:name="background" xlink:href="Pictures/1000000000000422000002538B7855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11T10:51:56.750000000</meta:creation-date>
    <dc:date>2019-05-01T21:01:51.52</dc:date>
    <meta:editing-duration>PT43M48S</meta:editing-duration>
    <meta:editing-cycles>15</meta:editing-cycles>
    <meta:generator>OpenOffice/4.1.5$Win32 OpenOffice.org_project/415m1$Build-9789</meta:generator>
    <dc:creator>Jeff Neumann</dc:creator>
    <meta:document-statistic meta:object-count="42"/>
  </office:meta>
</office:document-meta>
</file>